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46.36mm"/>
    </style:style>
    <style:style style:name="co3" style:family="table-column">
      <style:table-column-properties fo:break-before="auto" style:column-width="25.63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7f00"/>
    </style:style>
    <style:style style:name="ce6" style:family="table-cell" style:parent-style-name="Default">
      <style:table-cell-properties fo:background-color="#ffff00"/>
      <style:text-properties style:font-name="DejaVu Sans" style:font-name-asian="DejaVu Sans1" style:font-name-complex="Noto Sans Devanagari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4.12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.12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hort type</text:p>
          </table:table-cell>
          <table:table-cell table:style-name="ce1" office:value-type="string" calcext:value-type="string">
            <text:p>Long type</text:p>
          </table:table-cell>
          <table:table-cell table:style-name="ce1" office:value-type="string" calcext:value-type="string">
            <text:p>Op. code 0</text:p>
          </table:table-cell>
          <table:table-cell table:style-name="ce6" office:value-type="string" calcext:value-type="string">
            <text:p>Op. code 1</text:p>
          </table:table-cell>
          <table:table-cell table:style-name="ce6" office:value-type="string" calcext:value-type="string">
            <text:p>Op. code 2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.j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jal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bnf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.bf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office:annotation draw:style-name="gr1" draw:text-style-name="P2" svg:width="28.99mm" svg:height="6.12mm" svg:x="64.34mm" svg:y="7.57mm" draw:caption-point-x="-6.1mm" draw:caption-point-y="15.1mm">
              <dc:date>2017-07-14T00:00:00</dc:date>
              <text:p text:style-name="P1"><text:span text:style-name="T1">8 bit op code</text:span></text:p>
            </office:annotation>
            <text:p>l.nop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office:annotation draw:style-name="gr2" draw:text-style-name="P2" svg:width="28.99mm" svg:height="6.12mm" svg:x="138.22mm" svg:y="7.57mm" draw:caption-point-x="-6.1mm" draw:caption-point-y="15.1mm">
              <dc:date>2017-07-16T00:00:00</dc:date>
              <text:p text:style-name="P1"><text:span text:style-name="T1">8 bit opcode</text:span></text:p>
            </office:annotation>
            <text:p>0x15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.movhi rD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l.macrc rD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6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.sys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0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.trap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1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l.msync</text:p>
          </table:table-cell>
          <table:table-cell table:number-columns-repeated="2" table:style-name="ce4" office:value-type="string" calcext:value-type="string">
            <text:p>S</text:p>
          </table:table-cell>
          <table:table-cell table:style-name="ce4" office:value-type="string" calcext:value-type="string">
            <text:p>0x22000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.psync</text:p>
          </table:table-cell>
          <table:table-cell table:number-columns-repeated="2" table:style-name="ce4" office:value-type="string" calcext:value-type="string">
            <text:p>S</text:p>
          </table:table-cell>
          <table:table-cell table:style-name="ce4" office:value-type="string" calcext:value-type="string">
            <text:p>0x22800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.csync</text:p>
          </table:table-cell>
          <table:table-cell table:number-columns-repeated="2" table:style-name="ce4" office:value-type="string" calcext:value-type="string">
            <text:p>S</text:p>
          </table:table-cell>
          <table:table-cell table:style-name="ce4" office:value-type="string" calcext:value-type="string">
            <text:p>0x23000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.r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l.jr r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1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l.jalr r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2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l.maci rA,I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13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l.cust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1c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l.cust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1d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l.cust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1e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l.cust4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1f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l.ld rD,I(rA)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I</text:p>
          </table:table-cell>
          <table:table-cell table:style-name="ce8" office:value-type="string" calcext:value-type="string">
            <text:p>0x2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.lw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.lw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.lb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.lb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.lh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.lh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.add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.addic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.andi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.ori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a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.xor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b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.mul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c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.mfspr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.sll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.srl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1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.sra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.ror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3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.sfeq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.sfne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1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.sfgt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2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.sfge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.sflt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4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.sfle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5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.sfgt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a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.sfge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b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.sflt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.sfle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l.mtspr rA,rB,K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30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l.mac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l.macu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3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l.msb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2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l.msbu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4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l.swa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3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l.sd I(rA),rB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0x34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l.sw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5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l.sb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6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l.sh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7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.exth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.extw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.extb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.extw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.exth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.extb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.add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.addc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.sub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.and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.or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.xor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.cmov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e</text:p>
          </table:table-cell>
          <table:table-cell table:number-columns-repeated="9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l.ff1 rD,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.sll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.srl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.sra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.ror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l.fl1 rD,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1</text:p>
          </table:table-cell>
          <table:table-cell table:style-name="ce8"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.mul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6</text:p>
          </table:table-cell>
          <table:table-cell table:number-columns-repeated="9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l.muld 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7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.div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.divu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a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.mulu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b</text:p>
          </table:table-cell>
          <table:table-cell table:number-columns-repeated="9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l.muldu 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.sfeq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.sfne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1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.sfgt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2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.sfge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.sflt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4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.sfle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5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.sfgt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a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.sfge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b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.sflt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.sfle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d</text:p>
          </table:table-cell>
          <table:table-cell table:number-columns-repeated="11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8" office:value-type="string" calcext:value-type="string">
            <text:p>l.cust5 rD,rA,rB,L,K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c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l.cust6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d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" office:value-type="string" calcext:value-type="string">
            <text:p>l.cust7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e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l.cust8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f</text:p>
          </table:table-cell>
          <table:table-cell table:style-name="ce5" table:number-columns-repeated="2"/>
          <table:table-cell table:number-columns-repeated="9"/>
        </table:table-row>
        <table:table-row table:style-name="ro1" table:number-rows-repeated="1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office:value-type="string" calcext:value-type="string">
            <text:p>V</text:p>
          </table:table-cell>
        </table:table-row>
      </table:table>
      <table:named-expressions/>
      <table:database-ranges>
        <table:database-range table:name="__Anonymous_Sheet_DB__0" table:target-range-address="'Instruction set'.A2:'Instruction set'.G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9:31:12.81212768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51:50.563460401</meta:creation-date>
    <dc:date>2017-07-17T11:27:48.077147229</dc:date>
    <meta:editing-duration>PT3H13M5S</meta:editing-duration>
    <meta:editing-cycles>11</meta:editing-cycles>
    <meta:generator>LibreOffice/5.3.4.2$Linux_X86_64 LibreOffice_project/30m0$Build-2</meta:generator>
    <meta:document-statistic meta:table-count="1" meta:cell-count="553" meta:object-count="0"/>
  </office:meta>
</office:document-meta>
</file>